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Compset" fo:font-size="16pt" officeooo:rsid="0009e849" officeooo:paragraph-rsid="0009e849" style:font-size-asian="16pt" style:font-name-complex="IRCompse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Compset" fo:font-size="16pt" officeooo:rsid="000b3678" officeooo:paragraph-rsid="000b3678" style:font-size-asian="16pt" style:font-name-complex="IRCompset" style:font-size-complex="16pt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style:font-name="IRCompset" fo:font-size="16pt" officeooo:rsid="000b3678" officeooo:paragraph-rsid="000b3678" style:font-size-asian="16pt" style:font-name-complex="IRCompset" style:font-size-complex="16pt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style:font-name="IRCompset" fo:font-size="16pt" officeooo:rsid="000b3678" officeooo:paragraph-rsid="000ceb4a" style:font-size-asian="16pt" style:font-name-complex="IRCompset" style:font-size-complex="16pt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IRCompset" fo:font-size="16pt" officeooo:rsid="000b3678" officeooo:paragraph-rsid="000b3678" style:font-size-asian="16pt" style:font-name-complex="IRCompset" style:font-size-complex="16pt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style:font-name="IRCompset" fo:font-size="16pt" officeooo:rsid="000ceb4a" officeooo:paragraph-rsid="000ceb4a" style:font-size-asian="16pt" style:font-name-complex="IRCompse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Compset" fo:font-size="16pt" officeooo:rsid="000ceb4a" officeooo:paragraph-rsid="000ceb4a" style:font-size-asian="16pt" style:font-name-complex="IRCompset" style:font-size-complex="16pt"/>
    </style:style>
    <style:style style:name="P8" style:family="paragraph" style:parent-style-name="Standard" style:list-style-name="L2">
      <style:paragraph-properties fo:text-align="end" style:justify-single-word="false" style:writing-mode="rl-tb"/>
      <style:text-properties style:font-name="IRCompset" fo:font-size="16pt" officeooo:rsid="000ceb4a" officeooo:paragraph-rsid="000ceb4a" style:font-size-asian="16pt" style:font-name-complex="IRCompset" style:font-size-complex="16pt"/>
    </style:style>
    <style:style style:name="P9" style:family="paragraph" style:parent-style-name="Standard" style:list-style-name="L2">
      <style:paragraph-properties fo:text-align="end" style:justify-single-word="false" style:writing-mode="rl-tb"/>
      <style:text-properties style:font-name="IRCompset" fo:font-size="16pt" officeooo:rsid="000e4c5f" officeooo:paragraph-rsid="000e4c5f" style:font-size-asian="16pt" style:font-name-complex="IRCompset" style:font-size-complex="16pt"/>
    </style:style>
    <style:style style:name="P10" style:family="paragraph" style:parent-style-name="Standard" style:list-style-name="L2">
      <style:paragraph-properties fo:text-align="end" style:justify-single-word="false" style:writing-mode="rl-tb"/>
      <style:text-properties style:font-name="IRCompset" fo:font-size="16pt" officeooo:rsid="000fedfd" officeooo:paragraph-rsid="000fedfd" style:font-size-asian="16pt" style:font-name-complex="IRCompset" style:font-size-complex="16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IRCompset" fo:font-size="16pt" officeooo:rsid="000fedfd" officeooo:paragraph-rsid="000fedfd" style:font-size-asian="16pt" style:font-name-complex="IRCompset" style:font-size-complex="16pt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IRCompset" fo:font-size="16pt" officeooo:rsid="001062f1" officeooo:paragraph-rsid="001062f1" style:font-size-asian="16pt" style:font-name-complex="IRCompset" style:font-size-complex="16pt"/>
    </style:style>
    <style:style style:name="P13" style:family="paragraph" style:parent-style-name="Standard">
      <style:paragraph-properties fo:text-align="center" style:justify-single-word="false" style:writing-mode="rl-tb"/>
      <style:text-properties style:font-name="IRCompset" fo:font-size="16pt" officeooo:rsid="00151794" officeooo:paragraph-rsid="00151794" style:font-size-asian="16pt" style:font-name-complex="IRCompset" style:font-size-complex="16pt"/>
    </style:style>
    <style:style style:name="P14" style:family="paragraph" style:parent-style-name="Standard">
      <style:paragraph-properties fo:text-align="center" style:justify-single-word="false" style:writing-mode="rl-tb"/>
      <style:text-properties style:font-name="IRCompset" fo:font-size="40pt" officeooo:rsid="000b3678" officeooo:paragraph-rsid="000b3678" style:font-size-asian="40pt" style:font-name-complex="IRCompset" style:font-size-complex="40pt"/>
    </style:style>
    <style:style style:name="P15" style:family="paragraph" style:parent-style-name="Standard">
      <style:paragraph-properties fo:text-align="center" style:justify-single-word="false" style:writing-mode="rl-tb"/>
      <style:text-properties style:font-name="IRCompset" fo:font-size="32pt" officeooo:rsid="000b3678" officeooo:paragraph-rsid="000b3678" style:font-size-asian="32pt" style:font-name-complex="IRCompset" style:font-size-complex="32pt"/>
    </style:style>
    <style:style style:name="P16" style:family="paragraph" style:parent-style-name="Standard">
      <style:paragraph-properties fo:text-align="end" style:justify-single-word="false" fo:break-before="page" style:writing-mode="rl-tb"/>
      <style:text-properties style:font-name="IRCompset" fo:font-size="16pt" officeooo:rsid="000b3678" officeooo:paragraph-rsid="000b3678" style:font-size-asian="16pt" style:font-name-complex="IRCompset" style:font-size-complex="16pt"/>
    </style:style>
    <style:style style:name="P17" style:family="paragraph" style:parent-style-name="Standard">
      <style:paragraph-properties fo:text-align="end" style:justify-single-word="false" fo:break-before="page" style:writing-mode="rl-tb"/>
      <style:text-properties style:font-name="IRCompset" fo:font-size="16pt" officeooo:rsid="001062f1" officeooo:paragraph-rsid="001062f1" style:font-size-asian="16pt" style:font-name-complex="IRCompset" style:font-size-complex="16pt"/>
    </style:style>
    <style:style style:name="P18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IRCompset" fo:font-size="16pt" officeooo:rsid="001062f1" officeooo:paragraph-rsid="001062f1" style:font-size-asian="16pt" style:font-name-complex="IRCompset" style:font-size-complex="16pt"/>
    </style:style>
    <style:style style:name="P19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IRCompset" fo:font-size="16pt" officeooo:rsid="0011995c" officeooo:paragraph-rsid="0011995c" style:font-size-asian="16pt" style:font-name-complex="IRCompset" style:font-size-complex="16pt"/>
    </style:style>
    <style:style style:name="P20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IRCompset" fo:font-size="16pt" officeooo:rsid="001328cc" officeooo:paragraph-rsid="001328cc" style:font-size-asian="16pt" style:font-name-complex="IRCompset" style:font-size-complex="16pt"/>
    </style:style>
    <style:style style:name="P21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style:font-name="IRCompset" fo:font-size="16pt" officeooo:rsid="001062f1" officeooo:paragraph-rsid="001062f1" style:font-size-asian="16pt" style:font-name-complex="IRCompset" style:font-size-complex="16pt"/>
    </style:style>
    <style:style style:name="P22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style:font-name="IRCompset" fo:font-size="16pt" officeooo:rsid="0011995c" officeooo:paragraph-rsid="0011995c" style:font-size-asian="16pt" style:font-name-complex="IRCompset" style:font-size-complex="16pt"/>
    </style:style>
    <style:style style:name="P23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style:font-name="IRCompset" fo:font-size="16pt" officeooo:rsid="001328cc" officeooo:paragraph-rsid="001328cc" style:font-size-asian="16pt" style:font-name-complex="IRCompset" style:font-size-complex="16pt"/>
    </style:style>
    <style:style style:name="P2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IRCompset" fo:font-size="16pt" officeooo:rsid="001062f1" officeooo:paragraph-rsid="001062f1" style:font-size-asian="16pt" style:font-name-complex="IRCompset" style:font-size-complex="16pt"/>
    </style:style>
    <style:style style:name="P2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IRCompset" fo:font-size="16pt" officeooo:rsid="0011995c" officeooo:paragraph-rsid="0011995c" style:font-size-asian="16pt" style:font-name-complex="IRCompset" style:font-size-complex="16pt"/>
    </style:style>
    <style:style style:name="T1" style:family="text">
      <style:text-properties officeooo:rsid="001199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14"><text:s/>پروزه برنامه نویسی پیشرفته</text:p>
      <text:p text:style-name="P14"/>
      <text:p text:style-name="P15">استاد بابک فرهادی</text:p>
      <text:p text:style-name="P15"/>
      <text:p text:style-name="P15"/>
      <text:p text:style-name="P2"/>
      <text:p text:style-name="P5">محسن دستجردی زاده</text:p>
      <text:p text:style-name="P13"/>
      <text:p text:style-name="P16">تعریف پروژه:</text:p>
      <text:p text:style-name="P2">برنامه‌ای بنویسید که کاربری سایت دانشگاه را مشابه سازی کند.</text:p>
      <text:p text:style-name="P2"/>
      <text:p text:style-name="P2">تقسیم مسئله:</text:p>
      <text:p text:style-name="P2">بازسازی کاربری تمام سایت دانشگاه بسیار پیچیده و وقت گیر و بدون ابزار های مناسب حتی غیر ممکن است. پس پروژه را به چند قسمت کوچک کاربری سایت تقسیم و کار را شروع کردم.</text:p>
      <text:p text:style-name="P2"/>
      <text:p text:style-name="P2">کاربری‌ها (منو ها):</text:p>
      <text:list xml:id="list8852956619173779112" text:style-name="L1">
        <text:list-item>
          <text:p text:style-name="P3">حذف و اضافه دروس توسط دانشجو (کاربر)</text:p>
          <text:list>
            <text:list-item>
              <text:p text:style-name="P3">لیست کردن دروس ارائه شده این ترم</text:p>
            </text:list-item>
            <text:list-item>
              <text:p text:style-name="P3">چاپ کارنامه/دروس اضافه شده</text:p>
            </text:list-item>
            <text:list-item>
              <text:p text:style-name="P6">اضافه کردن درس</text:p>
            </text:list-item>
            <text:list-item>
              <text:p text:style-name="P6">حذف درس</text:p>
            </text:list-item>
          </text:list>
        </text:list-item>
        <text:list-item>
          <text:p text:style-name="P6">چاپ کارنامه</text:p>
        </text:list-item>
        <text:list-item>
          <text:p text:style-name="P4">تراز مالی</text:p>
          <text:list>
            <text:list-item>
              <text:p text:style-name="P6">چاپ تراز مالی فعلی</text:p>
            </text:list-item>
            <text:list-item>
              <text:p text:style-name="P4">کسر هزینه درس پس از اضافه کردن درس</text:p>
            </text:list-item>
            <text:list-item>
              <text:p text:style-name="P4">برگرداندن هزینه درس پس از حذف درس</text:p>
            </text:list-item>
            <text:list-item>
              <text:p text:style-name="P4">پرداخت پول برای پرداخت هزینه ها</text:p>
            </text:list-item>
          </text:list>
        </text:list-item>
        <text:list-item>
          <text:p text:style-name="P3">چاپ اطلاعات دانشجو</text:p>
        </text:list-item>
      </text:list>
      <text:p text:style-name="P2"/>
      <text:p text:style-name="P7">از جمله کاربری‌هایی که نوشته نشده:</text:p>
      <text:list xml:id="list40048786815173367" text:style-name="L2">
        <text:list-item>
          <text:p text:style-name="P8">منو های مربوط به استادان (مثلاً دادن نمره به دانشجویان)</text:p>
        </text:list-item>
        <text:list-item>
          <text:p text:style-name="P9">تعمیم برنامه به چندین ترم. در حال حاضر تنها برای یک ترم کار میکند. البته تعمیم دادن آن به سادگی قابل انجام است ولی تصمیم گرفتم غیر ضروری است.</text:p>
        </text:list-item>
        <text:list-item>
          <text:p text:style-name="P10">ساعات کلاس‌ها و امتحان ها</text:p>
        </text:list-item>
        <text:list-item>
          <text:p text:style-name="P10">جلوگیری از دو بار برداشتن یک درس و …</text:p>
        </text:list-item>
      </text:list>
      <text:p text:style-name="P11"/>
      <text:p text:style-name="P17">کلاس ها:</text:p>
      <text:p text:style-name="P12">درس:</text:p>
      <text:p text:style-name="P18">صفات:</text:p>
      <text:p text:style-name="P21">نام</text:p>
      <text:p text:style-name="P21">نام استاد</text:p>
      <text:p text:style-name="P21">تعداد واحد</text:p>
      <text:p text:style-name="P21">نمره</text:p>
      <text:p text:style-name="P21">تئوری یا عملی</text:p>
      <text:p text:style-name="P18">متد ها:</text:p>
      <text:p text:style-name="P21"><text:span text:style-name="T1">متد های </text:span>ست کردن و گرفتن صفات</text:p>
      <text:p text:style-name="P21">گرفتن نمره وزنی درس (نمره ضرب در تعداد واحد)</text:p>
      <text:p text:style-name="P21">محاسبه هزینه کلاس با توجه به تعداد واحد و عملی یا تئوری بودن آن</text:p>
      <text:p text:style-name="P21"/>
      <text:p text:style-name="P24">دانشجو:</text:p>
      <text:p text:style-name="P18">صفات:</text:p>
      <text:p text:style-name="P21">نام</text:p>
      <text:p text:style-name="P21">شماره دانشجویی</text:p>
      <text:p text:style-name="P21">تعداد درس‌های برداشته شده</text:p>
      <text:p text:style-name="P21">تراز مالی</text:p>
      <text:p text:style-name="P21">آرایه ای از درس‌های برداشته شده</text:p>
      <text:p text:style-name="P19">متد ها:</text:p>
      <text:p text:style-name="P22">متد های ست کردن و گرفتن صفات</text:p>
      <text:p text:style-name="P22">اضافه کردن درس با گرفتن شی آن</text:p>
      <text:p text:style-name="P22">حذف درس با گرفتن شماره اندیس آن در آرایه</text:p>
      <text:p text:style-name="P22">گرفتن معدل</text:p>
      <text:p text:style-name="P25"/>
      <text:p text:style-name="P25">دروس ارائه شده:</text:p>
      <text:p text:style-name="P19">این کلاس فقط برای نگهداری و نمایش اطلاعات درست شده. جایگزین یک پایگاه داده.</text:p>
      <text:p text:style-name="P19">صفات:</text:p>
      <text:p text:style-name="P22">آرایه ای از جنس کلاس درس برای نگهداری لیست دروس نگهداری شده</text:p>
      <text:p text:style-name="P23">عدد صحیح برای نگه داشتن سایز آرایه</text:p>
      <text:p text:style-name="P20"><text:soft-page-break/>متد ها:</text:p>
      <text:p text:style-name="P23">کانستراکتور مقادیر را برای آرایه ست میکند</text:p>
      <text:p text:style-name="P23">لیست کردن تمام درس‌ها</text:p>
      <text:p text:style-name="P23">گرفتن درس با استفاده از کد درس</text:p>
      <text:p text:style-name="P25"/>
      <text:p text:style-name="P25">سایت:</text:p>
      <text:p text:style-name="P19">صفات:</text:p>
      <text:p text:style-name="P22">دانشجویی که وارد سایت شده (از جنس کلاس دانشجو)</text:p>
      <text:p text:style-name="P22">لیست دروس ارائه شده (از جنس کلاس دروس ارائه شده)</text:p>
      <text:p text:style-name="P19">متد ها:</text:p>
      <text:p text:style-name="P22">منوی اصلی</text:p>
      <text:p text:style-name="P22">منوی مربوط به حذف و اضافه درس‌ها</text:p>
      <text:p text:style-name="P22">چاپ کارنامه/دروس برداشته شده</text:p>
      <text:p text:style-name="P22">چاپ اطلاعات دانشجو</text:p>
      <text:p text:style-name="P22">اضافه کردن درس</text:p>
      <text:p text:style-name="P22">حذف در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9:28:52.126470760</meta:creation-date>
    <dc:date>2015-01-19T12:01:21.749038228</dc:date>
    <meta:editing-duration>PT2H23M16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4" meta:paragraph-count="70" meta:word-count="384" meta:character-count="1831" meta:non-whitespace-character-count="1532"/>
  </office:meta>
</office:document-meta>
</file>